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333cm" fo:min-width="0cm"/>
    </style:style>
    <style:style style:name="gr2" style:family="graphic" style:parent-style-name="standard">
      <style:graphic-properties svg:stroke-color="#000000" draw:fill-color="#000000" draw:textarea-horizontal-align="center" draw:textarea-vertical-align="middle"/>
    </style:style>
    <style:style style:name="gr3" style:family="graphic" style:parent-style-name="standard">
      <style:graphic-properties svg:stroke-color="#ffffff" draw:fill-color="#ffffff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56cm" svg:height="1.041cm" draw:transform="rotate (2.67017922262612) translate (2.217cm 1.3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2" draw:text-style-name="P1" draw:layer="layout" svg:width="1.904cm" svg:height="1.655cm" svg:x="0.379cm" svg:y="1.125cm" svg:viewBox="0 0 1905 1656" svg:d="M0 959c1 15 1 30 2 45 2 14 4 27 6 40 3 12 5 23 8 35 3 10 6 19 10 29 3 8 6 16 9 23 3 6 5 12 8 17 2 4 4 7 6 10 1 2 1 3 2 4 42 42 85 85 127 127 76 59 152 119 228 178 59 34 127 76 204 102 102 25 177 50 279 76 102 25 153 0 229 0 34-9 67-17 101-26 59-76 119-152 178-228 68-93 135-187 203-280 51-93 102-186 153-279 42-110 85-220 127-330 8-51 25-101 25-178-8-25 0-25-25-51-17-17-34-34-51-51-110-68-220-135-330-203-26-25-51-25-102 0-76 26-106 62-164 97-50 52-115 106-166 157-51 76-102 153-153 229-51 59-101 127-152 178-68 51-127 101-203 152-102 51-127 76-229 102-101 25-152 17-228 25-34 0-68 0-102 0z">
          <text:p/>
        </draw:path>
        <draw:path draw:style-name="gr3" draw:text-style-name="P2" draw:layer="layout" svg:width="1.447cm" svg:height="1.168cm" svg:x="0.658cm" svg:y="1.372cm" svg:viewBox="0 0 1448 1169" svg:d="M127 763c-76 25-129 21-127 25 2 3 77 127 127 178 26 25 26 25 77 0 50-25 50-25 127-76 63-53 73-54 76-51 18 19 22 56-102 229 51 25 77 50 153 76 25 0 75-1 101-26 25-25-10 12 76-101 77-102 25-25 102-127 81-102 76-102 76-102 35 16 10 105-51 254-20 50-21 49-72 127 56 0 114 0 171 0 54 0 54 0 79-25 44-54 85-103 129-158 51-66 101-134 151-201 38-67 76-134 115-200 31-80 63-159 94-238 6-36 13-73 19-110-6-18-13-36-19-54-12-13-25-25-38-37-82-49-164-97-246-146-25 0-51 0-76 0-44 24-79 45-123 70-37 37-85 76-124 113-38 54-76 110-114 164-38 43-75 86-113 128-51 37-112 98-163 135-76 51-76 51-127 77-51 25-101 50-178 7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12-05T15:30:59.280763713</dc:date>
    <dc:creator>Gilles Mouchard</dc:creator>
    <meta:editing-duration>PT5H46M3S</meta:editing-duration>
    <meta:editing-cycles>32</meta:editing-cycles>
    <meta:generator>LibreOffice/6.2.8.2$Linux_X86_64 LibreOffice_project/20$Build-2</meta:generator>
    <meta:document-statistic meta:object-count="3"/>
  </office:meta>
</office:document-meta>
</file>